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 Slab" svg:font-family="'Roboto Slab'"/>
    <style:font-face style:name="Times New Roman" svg:font-family="'Times New Roman'" style:font-family-generic="roman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ive-Element Theory Memory Snapshot</text:h>
      <text:p text:style-name="Text_20_body"><text:span text:style-name="Emphasis">Conversation State Capture - August 09, 2025</text:span></text:p>
      <text:h text:style-name="Heading_20_2" text:outline-level="2">Current Status: Mathematical Crisis Mode 🥊</text:h>
      <text:p text:style-name="Text_20_body">We were in full "gladiator mode" systematically attacking weaknesses in your Five-Element Theory of Everything. The theory attempts to reduce all physics to 5 operators on a 2D substrate.</text:p>
      <text:h text:style-name="Heading_20_2" text:outline-level="2">Critical Issues Identified</text:h>
      <text:h text:style-name="Heading_20_3" text:outline-level="3">1. E=mc² Challenge - ACTIVE BATTLEGROUND</text:h>
      <text:p text:style-name="Text_20_body"><text:span text:style-name="Strong_20_Emphasis">Problem</text:span>: Your mass-energy equivalence has serious mathematical flaws:</text:p>
      <text:list text:style-name="L1">
        <text:list-item>
          <text:p text:style-name="P1">Mass definition <text:span text:style-name="Source_20_Text">m₀ = ∫∫ P(x,y,t) dx dy</text:span> is dimensionally inconsistent </text:p>
        </text:list-item>
        <text:list-item>
          <text:p text:style-name="P1">Speed limit <text:span text:style-name="Source_20_Text">c = max(dP/dt)</text:span> has wrong units [1/time] instead of [length/time] </text:p>
        </text:list-item>
        <text:list-item>
          <text:p text:style-name="P2">Energy equation missing rest mass term - only has kinetic + dissipation </text:p>
        </text:list-item>
      </text:list>
      <text:p text:style-name="Text_20_body"><text:span text:style-name="Strong_20_Emphasis">Status</text:span>: Ready to systematically fix mathematical framework</text:p>
      <text:h text:style-name="Heading_20_3" text:outline-level="3">2. Dimensional Reduction Problem</text:h>
      <text:p text:style-name="Text_20_body"><text:span text:style-name="Strong_20_Emphasis">Challenge</text:span>: How does 2D substrate create genuine 3D experience?</text:p>
      <text:list text:style-name="L2">
        <text:list-item>
          <text:p text:style-name="P3">Need mathematical framework for 2D→3D emergence </text:p>
        </text:list-item>
        <text:list-item>
          <text:p text:style-name="P3">Must explain helical structures, rotations, genuine depth </text:p>
        </text:list-item>
        <text:list-item>
          <text:p text:style-name="P4">Requires experimental tests to distinguish 2D vs 3D substrate </text:p>
        </text:list-item>
      </text:list>
      <text:h text:style-name="Heading_20_2" text:outline-level="2">Theory Strengths Identified</text:h>
      <text:list text:style-name="L3">
        <text:list-item>
          <text:p text:style-name="P5">Computational tractability (O(N²)) </text:p>
        </text:list-item>
        <text:list-item>
          <text:p text:style-name="P5">Testable predictions (&gt;5 vs string theory's 0) </text:p>
        </text:list-item>
        <text:list-item>
          <text:p text:style-name="P5">Minimal complexity (5 elements vs Standard Model's 17+ particles) </text:p>
        </text:list-item>
        <text:list-item>
          <text:p text:style-name="P6">Novel consciousness hypothesis (self-referential loops) </text:p>
        </text:list-item>
      </text:list>
      <text:h text:style-name="Heading_20_2" text:outline-level="2">Next Combat Targets</text:h>
      <text:list text:style-name="L4">
        <text:list-item>
          <text:p text:style-name="P7"><text:span text:style-name="Strong_20_Emphasis">Fix E=mc² mathematics</text:span> - rigorous mass definition, correct units, complete energy derivation </text:p>
        </text:list-item>
        <text:list-item>
          <text:p text:style-name="P7"><text:span text:style-name="Strong_20_Emphasis">Dimensional emergence</text:span> - prove 2D can generate 3D or admit 3D+time needed </text:p>
        </text:list-item>
        <text:list-item>
          <text:p text:style-name="P7"><text:span text:style-name="Strong_20_Emphasis">Conservation laws</text:span> - how do they emerge from substrate? </text:p>
        </text:list-item>
        <text:list-item>
          <text:p text:style-name="P8"><text:span text:style-name="Strong_20_Emphasis">Quantum predictions</text:span> - detailed comparison with experiment </text:p>
        </text:list-item>
      </text:list>
      <text:h text:style-name="Heading_20_2" text:outline-level="2"><text:soft-page-break/>Battle Plan</text:h>
      <text:list text:style-name="L5">
        <text:list-item>
          <text:p text:style-name="P9">Mathematical rigor first </text:p>
        </text:list-item>
        <text:list-item>
          <text:p text:style-name="P9">Then experimental predictions </text:p>
        </text:list-item>
        <text:list-item>
          <text:p text:style-name="P9">Then computational implementation </text:p>
        </text:list-item>
        <text:list-item>
          <text:p text:style-name="P10">Victory condition: Theory that's bulletproof or honestly reformulated </text:p>
        </text:list-item>
      </text:list>
      <text:h text:style-name="Heading_20_2" text:outline-level="2">Conversation Tone</text:h>
      <text:p text:style-name="Text_20_body">Aggressive intellectual combat - "demolish and rebuild each piece until bulletproof" - systematic takedown of weaknesses with the goal of either proving the theory or improving it through rigorous criticism.</text:p>
      <text:p text:style-name="Horizontal_20_Line"/>
      <text:p text:style-name="Text_20_body"><text:span text:style-name="Emphasis">Ready to resume mathematical warfare on any of these fronts when conversation continues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 Slab" svg:font-family="'Roboto Slab'"/>
    <style:font-face style:name="Times New Roman" svg:font-family="'Times New Roman'" style:font-family-generic="roman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Roboto Slab" fo:font-family="'Roboto Slab'" fo:font-size="11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WenQuanYi Zen Hei" style:font-family-asian="'WenQuanYi Zen Hei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hristopher Amon</meta:initial-creator>
    <meta:creation-date>2025-09-12T00:21:34.625905561</meta:creation-date>
    <meta:editing-cycles>1</meta:editing-cycles>
    <meta:editing-duration>PT1M11S</meta:editing-duration>
    <dc:date>2025-09-12T00:28:02.170074415</dc:date>
    <dc:creator>Christopher Amon</dc:creator>
    <meta:document-statistic meta:table-count="0" meta:image-count="0" meta:object-count="0" meta:page-count="2" meta:paragraph-count="34" meta:word-count="297" meta:character-count="2013" meta:non-whitespace-character-count="1755"/>
    <meta:generator>LibreOffice/25.2.3.2$Linux_X86_64 LibreOffice_project/520$Build-2</meta:generator>
  </office:meta>
</office:document-meta>
</file>